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line-height="100%" fo:text-align="star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3.858cm" svg:height="1.28cm" svg:x="0.635cm" svg:y="0.635cm">
          <text:p text:style-name="P1">Expression</text:p>
          <draw:enhanced-geometry svg:viewBox="0 0 21600 21600" draw:type="rectangle" draw:enhanced-path="M 0 0 L 21600 0 21600 21600 0 21600 0 0 Z N"/>
        </draw:custom-shape>
        <draw:frame draw:style-name="gr2" draw:layer="layout" svg:width="4.925cm" svg:height="0.937cm" svg:x="3.95cm" svg:y="23.056cm">
          <draw:text-box>
            <text:p>= may-contain</text:p>
          </draw:text-box>
        </draw:frame>
        <draw:custom-shape draw:style-name="gr3" draw:text-style-name="P1" draw:id="id7" draw:layer="layout" svg:width="9.247cm" svg:height="1.233cm" svg:x="11.678cm" svg:y="9.442cm">
          <text:p text:style-name="P1">Non-Boolean Expression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741cm" svg:height="1.233cm" svg:x="8.957cm" svg:y="11.566cm">
          <text:p text:style-name="P1">Boolean Expressions</text:p>
          <draw:enhanced-geometry svg:viewBox="0 0 21600 21600" draw:type="rectangle" draw:enhanced-path="M 0 0 L 21600 0 21600 21600 0 21600 0 0 Z N"/>
        </draw:custom-shape>
        <draw:line draw:style-name="gr5" draw:layer="layout" svg:x1="0.635cm" svg:y1="23.528cm" svg:x2="3.418cm" svg:y2="23.528cm">
          <text:p/>
        </draw:line>
        <draw:custom-shape draw:style-name="gr1" draw:text-style-name="P1" draw:id="id2" draw:layer="layout" svg:width="4.953cm" svg:height="1.233cm" svg:x="7.455cm" svg:y="0.635cm">
          <text:p text:style-name="P1">Literal value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11.401cm" svg:height="1.818cm" svg:x="7.455cm" svg:y="2.191cm">
          <text:p text:style-name="P2"><text:s text:c="2"/>Structured value: </text:p>
          <text:p text:style-name="P3"><text:s text:c="2"/>List, Tuple, Map, Set, Relati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3.459cm" svg:height="1.233cm" svg:x="7.455cm" svg:y="4.261cm">
          <text:p text:style-name="P1">Variab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259cm" svg:height="1.233cm" svg:x="7.455cm" svg:y="5.702cm">
          <text:p text:style-name="P1">Call: function or constructor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7.415cm" svg:height="1.233cm" svg:x="7.455cm" svg:y="7.239cm">
          <text:p text:style-name="P1">Operator expression</text:p>
          <draw:enhanced-geometry svg:viewBox="0 0 21600 21600" draw:type="rectangle" draw:enhanced-path="M 0 0 L 21600 0 21600 21600 0 21600 0 0 Z N"/>
        </draw:custom-shape>
        <draw:connector draw:style-name="gr5" draw:layer="layout" draw:type="curve" svg:x1="4.493cm" svg:y1="1.275cm" svg:x2="7.455cm" svg:y2="1.251cm" draw:start-shape="id1" draw:start-glue-point="1" draw:end-shape="id2" draw:end-glue-point="3" svg:d="m4493 1275c2221 0 741-24 2962-24">
          <text:p/>
        </draw:connector>
        <draw:custom-shape draw:style-name="gr4" draw:text-style-name="P1" draw:id="id12" draw:layer="layout" svg:width="2.281cm" svg:height="1.233cm" svg:x="4.333cm" svg:y="17.737cm">
          <text:p text:style-name="P1">Visit </text:p>
          <draw:enhanced-geometry svg:viewBox="0 0 21600 21600" draw:type="rectangle" draw:enhanced-path="M 0 0 L 21600 0 21600 21600 0 21600 0 0 Z N"/>
        </draw:custom-shape>
        <draw:custom-shape draw:style-name="gr4" draw:text-style-name="P1" draw:id="id8" draw:layer="layout" svg:width="3.968cm" svg:height="1.233cm" svg:x="4.141cm" svg:y="11.576cm">
          <text:p text:style-name="P1">Pattern</text:p>
          <draw:enhanced-geometry svg:viewBox="0 0 21600 21600" draw:type="rectangle" draw:enhanced-path="M 0 0 L 21600 0 21600 21600 0 21600 0 0 Z N"/>
        </draw:custom-shape>
        <draw:custom-shape draw:style-name="gr4" draw:text-style-name="P1" draw:id="id11" draw:layer="layout" svg:width="5.659cm" svg:height="1.233cm" svg:x="4.265cm" svg:y="15.752cm">
          <text:p text:style-name="P1">Comprehension</text:p>
          <draw:enhanced-geometry svg:viewBox="0 0 21600 21600" draw:type="rectangle" draw:enhanced-path="M 0 0 L 21600 0 21600 21600 0 21600 0 0 Z N"/>
        </draw:custom-shape>
        <draw:custom-shape draw:style-name="gr4" draw:text-style-name="P1" draw:id="id9" draw:layer="layout" svg:width="6.652cm" svg:height="1.233cm" svg:x="9.012cm" svg:y="13.754cm">
          <text:p text:style-name="P1">PatternWithAction</text:p>
          <draw:enhanced-geometry svg:viewBox="0 0 21600 21600" draw:type="rectangle" draw:enhanced-path="M 0 0 L 21600 0 21600 21600 0 21600 0 0 Z N"/>
        </draw:custom-shape>
        <draw:custom-shape draw:style-name="gr4" draw:text-style-name="P1" draw:id="id13" draw:layer="layout" svg:width="4.287cm" svg:height="1.233cm" svg:x="4.429cm" svg:y="19.529cm">
          <text:p text:style-name="P1">One and All</text:p>
          <draw:enhanced-geometry svg:viewBox="0 0 21600 21600" draw:type="rectangle" draw:enhanced-path="M 0 0 L 21600 0 21600 21600 0 21600 0 0 Z N"/>
        </draw:custom-shape>
        <draw:custom-shape draw:style-name="gr4" draw:text-style-name="P1" draw:id="id10" draw:layer="layout" svg:width="9.65cm" svg:height="1.233cm" svg:x="4.357cm" svg:y="21.159cm">
          <text:p text:style-name="P1">Statements as Express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cm" svg:height="10.794cm" svg:x="16.847cm" svg:y="11.6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layer="layout" svg:width="2.872cm" svg:height="1.873cm" svg:x="18.044cm" svg:y="16.108cm">
          <draw:text-box>
            <text:p>Less</text:p>
            <text:p>Familiar</text:p>
          </draw:text-box>
        </draw:frame>
        <draw:connector draw:style-name="gr5" draw:layer="layout" draw:line-skew="-0.664cm" svg:x1="5.625cm" svg:y1="1.248cm" svg:x2="7.455cm" svg:y2="7.855cm" draw:end-shape="id3" svg:d="m5625 1248v0 6607h1830">
          <text:p/>
        </draw:connector>
        <draw:connector draw:style-name="gr5" draw:layer="layout" draw:type="line" svg:x1="5.647cm" svg:y1="3.107cm" svg:x2="7.455cm" svg:y2="3.1cm" draw:end-shape="id4" draw:end-glue-point="3" svg:d="m5647 3107 1808-7">
          <text:p/>
        </draw:connector>
        <draw:connector draw:style-name="gr5" draw:layer="layout" draw:type="line" svg:x1="5.647cm" svg:y1="4.854cm" svg:x2="7.455cm" svg:y2="4.877cm" draw:end-shape="id5" draw:end-glue-point="3" svg:d="m5647 4854 1808 23">
          <text:p/>
        </draw:connector>
        <draw:connector draw:style-name="gr5" draw:layer="layout" draw:type="line" svg:x1="5.623cm" svg:y1="6.299cm" svg:x2="7.431cm" svg:y2="6.322cm" svg:d="m5623 6299 1808 23">
          <text:p/>
        </draw:connector>
        <draw:connector draw:style-name="gr5" draw:id="id6" draw:layer="layout" draw:type="line" svg:x1="10.024cm" svg:y1="8.504cm" svg:x2="10.024cm" svg:y2="11.543cm" svg:d="m10024 8504v3039">
          <text:p/>
        </draw:connector>
        <draw:connector draw:style-name="gr5" draw:layer="layout" draw:type="line" svg:x1="10.024cm" svg:y1="10.023cm" svg:x2="11.678cm" svg:y2="10.058cm" draw:start-shape="id6" draw:start-glue-point="0" draw:end-shape="id7" draw:end-glue-point="3" svg:d="m10024 10023 1654 35">
          <text:p/>
        </draw:connector>
        <draw:connector draw:style-name="gr5" draw:layer="layout" svg:x1="6.125cm" svg:y1="12.809cm" svg:x2="9.012cm" svg:y2="14.37cm" draw:start-shape="id8" draw:start-glue-point="2" draw:end-shape="id9" draw:end-glue-point="3" svg:d="m6125 12809v1561h2887">
          <text:p/>
        </draw:connector>
        <draw:connector draw:style-name="gr5" draw:layer="layout" svg:x1="2.564cm" svg:y1="1.915cm" svg:x2="4.357cm" svg:y2="21.775cm" draw:start-shape="id1" draw:start-glue-point="2" draw:end-shape="id10" draw:end-glue-point="3" svg:d="m2564 1915v19860h1793">
          <text:p/>
        </draw:connector>
        <draw:connector draw:style-name="gr5" draw:layer="layout" draw:type="line" svg:x1="2.54cm" svg:y1="16.374cm" svg:x2="4.265cm" svg:y2="16.368cm" draw:end-shape="id11" draw:end-glue-point="3" svg:d="m2540 16374 1725-6">
          <text:p/>
        </draw:connector>
        <draw:connector draw:style-name="gr5" draw:layer="layout" draw:type="line" svg:x1="2.562cm" svg:y1="12.201cm" svg:x2="4.22cm" svg:y2="12.195cm" svg:d="m2562 12201 1658-6">
          <text:p/>
        </draw:connector>
        <draw:connector draw:style-name="gr5" draw:layer="layout" draw:type="line" svg:x1="2.541cm" svg:y1="18.37cm" svg:x2="4.333cm" svg:y2="18.353cm" draw:end-shape="id12" draw:end-glue-point="3" svg:d="m2541 18370 1792-17">
          <text:p/>
        </draw:connector>
        <draw:connector draw:style-name="gr5" draw:layer="layout" draw:type="line" svg:x1="2.518cm" svg:y1="20.128cm" svg:x2="4.429cm" svg:y2="20.145cm" draw:end-shape="id13" draw:end-glue-point="3" svg:d="m2518 20128 1911 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3-11-20T08:45:33</meta:creation-date>
    <dc:date>2009-10-12T13:51:23</dc:date>
    <dc:language>en-US</dc:language>
    <meta:editing-cycles>23</meta:editing-cycles>
    <meta:editing-duration>PT06H19M15S</meta:editing-duration>
    <dc:creator>Paul Klint</dc:creator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